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63cm" fo:min-width="1.913cm"/>
    </style:style>
    <style:style style:name="gr2" style:family="graphic" style:parent-style-name="standard">
      <style:graphic-properties draw:opacity="50%" draw:opacity-name="" draw:textarea-horizontal-align="justify" draw:textarea-vertical-align="middle" draw:auto-grow-height="false" fo:min-height="9.606cm" fo:min-width="14.817cm"/>
    </style:style>
    <style:style style:name="gr3" style:family="graphic" style:parent-style-name="standard">
      <style:graphic-properties draw:textarea-horizontal-align="justify" draw:textarea-vertical-align="middle" draw:auto-grow-height="false" fo:min-height="2.29cm" fo:min-width="4.707cm"/>
    </style:style>
    <style:style style:name="gr4" style:family="graphic" style:parent-style-name="standard">
      <style:graphic-properties draw:textarea-horizontal-align="justify" draw:textarea-vertical-align="middle" draw:auto-grow-height="false" fo:min-height="2.544cm" fo:min-width="5.21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2.925cm" fo:min-width="4.707cm"/>
    </style:style>
    <style:style style:name="gr7" style:family="graphic" style:parent-style-name="objectwithoutfill">
      <style:graphic-properties draw:stroke="dash" draw:stroke-dash="Fine_20_Dashed" svg:stroke-color="#666666" draw:marker-end="Arrow" draw:marker-end-width="0.3cm" draw:fill="none" draw:textarea-vertical-align="middle"/>
    </style:style>
    <style:style style:name="gr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solid" draw:fill-color="#ffffff" fo:min-height="0.512cm"/>
    </style:style>
    <style:style style:name="P1" style:family="paragraph">
      <style:paragraph-properties fo:text-align="center"/>
    </style:style>
    <style:style style:name="P2" style:family="paragraph">
      <loext:graphic-properties draw:opacity="50%"/>
      <style:paragraph-properties fo:text-align="center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color="#666666" fo:font-size="14pt" style:font-size-asian="14pt" style:font-size-complex="14pt"/>
    </style:style>
    <style:style style:name="P6" style:family="paragraph">
      <loext:graphic-properties draw:fill="solid" draw:fill-color="#ffffff"/>
      <style:text-properties fo:color="#666666" fo:font-size="14pt" style:font-size-asian="14pt" style:font-size-complex="14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color="#666666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2.413cm" svg:height="2.413cm" svg:x="9.509cm" svg:y="2.143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6.383cm" svg:height="10.922cm" svg:x="2.651cm" svg:y="7.47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" draw:id="id1" draw:layer="layout" svg:width="5.207cm" svg:height="2.54cm" svg:x="8.112cm" svg:y="8.493cm">
          <text:p text:style-name="P1"><text:span text:style-name="T1">&lt;&lt;container&gt;&gt;</text:span></text:p>
          <text:p text:style-name="P1"><text:span text:style-name="T1"/></text:p>
          <text:p text:style-name="P1"><text:span text:style-name="T2">Miner Application</text:span></text:p>
          <text:p text:style-name="P1"><text:span text:style-name="T3"/></text:p>
          <text:p text:style-name="P1"><text:span text:style-name="T3">Connect to server and receive</text:span></text:p>
          <text:p text:style-name="P1"><text:span text:style-name="T3">ds.Message. Return mined</text:span></text:p>
          <text:p text:style-name="P1"><text:span text:style-name="T3">ds.Messag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2" draw:id="id2" draw:layer="layout" svg:width="5.715cm" svg:height="2.794cm" svg:x="11.16cm" svg:y="14.335cm">
          <text:p text:style-name="P1"><text:span text:style-name="T1">&lt;&lt;contain</text:span><text:span text:style-name="T1">er&gt;&gt;</text:span></text:p>
          <text:p text:style-name="P1"><text:span text:style-name="T1"/></text:p>
          <text:p text:style-name="P1"><text:span text:style-name="T2">crypto/sh</text:span><text:span text:style-name="T2">a256 </text:span><text:span text:style-name="T2">Library</text:span></text:p>
          <text:p text:style-name="P1"><text:span text:style-name="T1"/></text:p>
          <text:p text:style-name="P1"><text:span text:style-name="T1">Iterate </text:span><text:span text:style-name="T1">nonce </text:span><text:span text:style-name="T1">appended </text:span><text:span text:style-name="T1">to the</text:span></text:p>
          <text:p text:style-name="P1"><text:span text:style-name="T1">Payload. </text:span><text:span text:style-name="T1">Find hash </text:span><text:span text:style-name="T1">which rep-</text:span></text:p>
          <text:p text:style-name="P1"><text:span text:style-name="T1">resents </text:span><text:span text:style-name="T1">the </text:span><text:span text:style-name="T1">difficulty </text:span><text:span text:style-name="T1">specified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10.715cm" svg:y1="11.033cm" svg:x2="14.017cm" svg:y2="14.335cm" draw:start-shape="id1" draw:start-glue-point="2" draw:end-shape="id2" draw:end-glue-point="0" svg:d="M10715 11033l3302 3302" svg:viewBox="0 0 3303 3303">
          <text:p/>
        </draw:connector>
        <draw:custom-shape draw:style-name="gr6" draw:text-style-name="P1" xml:id="id3" draw:id="id3" draw:layer="layout" svg:width="5.207cm" svg:height="3.175cm" svg:x="4.175cm" svg:y="14.146cm">
          <text:p text:style-name="P1"><text:span text:style-name="T1">&lt;&lt;container&gt;&gt;</text:span></text:p>
          <text:p text:style-name="P1"><text:span text:style-name="T1"/></text:p>
          <text:p text:style-name="P1"><text:span text:style-name="T2">ds Library</text:span></text:p>
          <text:p text:style-name="P1"><text:span text:style-name="T1"/></text:p>
          <text:p text:style-name="P1"><text:span text:style-name="T1">Contains the structures for</text:span></text:p>
          <text:p text:style-name="P1"><text:span text:style-name="T1">block and blockchain along</text:span></text:p>
          <text:p text:style-name="P1"><text:span text:style-name="T1">with message structures for</text:span></text:p>
          <text:p text:style-name="P1"><text:span text:style-name="T1">Communication</text:span> 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10.715cm" svg:y1="11.033cm" svg:x2="6.778cm" svg:y2="14.146cm" draw:start-shape="id1" draw:start-glue-point="2" draw:end-shape="id3" draw:end-glue-point="0" svg:d="M10715 11033l-3937 3113" svg:viewBox="0 0 3938 3114">
          <text:p/>
        </draw:connector>
        <draw:connector draw:style-name="gr7" draw:text-style-name="P4" draw:layer="layout" draw:type="line" svg:x1="11.16cm" svg:y1="15.732cm" svg:x2="9.382cm" svg:y2="15.733cm" draw:start-shape="id2" draw:start-glue-point="3" draw:end-shape="id3" draw:end-glue-point="1" svg:d="M11160 15732l-1778 1" svg:viewBox="0 0 1779 2">
          <text:p/>
        </draw:connector>
        <draw:connector draw:style-name="gr5" draw:text-style-name="P4" draw:layer="layout" svg:x1="16.875cm" svg:y1="15.732cm" svg:x2="13.319cm" svg:y2="9.763cm" draw:start-shape="id2" draw:start-glue-point="1" draw:end-shape="id1" draw:end-glue-point="1" svg:d="M16875 15732h500v-5969h-4056" svg:viewBox="0 0 4057 5970">
          <text:p/>
        </draw:connector>
        <draw:connector draw:style-name="gr8" draw:text-style-name="P4" draw:layer="layout" draw:type="line" svg:x1="10.715cm" svg:y1="4.556cm" svg:x2="10.715cm" svg:y2="8.493cm" draw:start-shape="id4" draw:start-glue-point="2" draw:end-shape="id1" draw:end-glue-point="0" svg:d="M10715 4556v3937" svg:viewBox="0 0 1 3938">
          <text:p/>
        </draw:connector>
        <draw:frame draw:style-name="gr9" draw:text-style-name="P6" draw:layer="layout" svg:width="1.778cm" svg:height="0.762cm" svg:x="9.893cm" svg:y="5.572cm">
          <draw:text-box>
            <text:p text:style-name="P5"><text:span text:style-name="T4">[TCP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6T14:07:07.630417903</meta:creation-date>
    <dc:date>2017-12-06T14:19:11.677428486</dc:date>
    <meta:editing-duration>PT12M</meta:editing-duration>
    <meta:editing-cycles>12</meta:editing-cycles>
    <meta:generator>LibreOffice/5.4.3.2$Linux_X86_64 LibreOffice_project/40m0$Build-2</meta:generator>
    <meta:document-statistic meta:object-count="11"/>
  </office:meta>
</office:document-meta>
</file>